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4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5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2.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cm" fo:min-width="6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6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34cm" fo:min-width="2.58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423cm" fo:min-width="1.28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422cm" fo:min-width="1.9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5cm" svg:height="2.75cm" svg:x="1.75cm" svg:y="1cm">
          <text:p text:style-name="P1">Material Manag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1.5cm" svg:x="0.5cm" svg:y="4.5cm">
          <text:p text:style-name="P1">Material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1.5cm" svg:x="4.25cm" svg:y="4.5cm">
          <text:p text:style-name="P1">Material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25cm" svg:y1="3.75cm" svg:x2="3cm" svg:y2="4.5cm">
          <text:p/>
        </draw:line>
        <draw:line draw:style-name="gr3" draw:text-style-name="P2" draw:layer="layout" svg:x1="4.25cm" svg:y1="3.75cm" svg:x2="5.75cm" svg:y2="4.5cm">
          <text:p/>
        </draw:line>
        <draw:custom-shape draw:style-name="gr4" draw:text-style-name="P1" draw:layer="layout" svg:width="5.75cm" svg:height="2.75cm" svg:x="12.75cm" svg:y="1cm">
          <text:p text:style-name="P1">Mesh Manag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5cm" svg:height="1.25cm" svg:x="12.25cm" svg:y="4.5cm">
          <text:p text:style-name="P1">Mesh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5cm" svg:height="1.25cm" svg:x="16cm" svg:y="4.5cm">
          <text:p text:style-name="P1">Mesh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25cm" svg:x="0.25cm" svg:y="6.5cm">
          <text:p text:style-name="P1">Mesh Ref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cm" svg:height="1.25cm" svg:x="6cm" svg:y="6.5cm">
          <text:p text:style-name="P1">Mesh Re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5cm" svg:y1="6cm" svg:x2="2.25cm" svg:y2="6.5cm">
          <text:p/>
        </draw:line>
        <draw:line draw:style-name="gr3" draw:text-style-name="P2" draw:layer="layout" svg:x1="4.75cm" svg:y1="6cm" svg:x2="4.75cm" svg:y2="9cm">
          <text:p/>
        </draw:line>
        <draw:line draw:style-name="gr3" draw:text-style-name="P2" draw:layer="layout" svg:x1="4.75cm" svg:y1="7cm" svg:x2="6cm" svg:y2="7cm">
          <text:p/>
        </draw:line>
        <draw:custom-shape draw:style-name="gr6" draw:text-style-name="P1" draw:layer="layout" svg:width="4cm" svg:height="1.25cm" svg:x="6cm" svg:y="8.25cm">
          <text:p text:style-name="P1">Mesh Re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75cm" svg:y1="9cm" svg:x2="6cm" svg:y2="9cm">
          <text:p/>
        </draw:line>
        <draw:custom-shape draw:style-name="gr7" draw:text-style-name="P1" draw:layer="layout" svg:width="6.75cm" svg:height="3.25cm" svg:x="13.25cm" svg:y="12.25cm">
          <text:p text:style-name="P1">Contex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5cm" svg:y1="14cm" svg:x2="7.5cm" svg:y2="5.25cm">
          <text:p/>
        </draw:line>
        <draw:line draw:style-name="gr3" draw:text-style-name="P2" draw:layer="layout" svg:x1="13.25cm" svg:y1="14cm" svg:x2="3.75cm" svg:y2="5.25cm">
          <text:p/>
        </draw:line>
        <draw:custom-shape draw:style-name="gr8" draw:text-style-name="P1" draw:layer="layout" svg:width="5cm" svg:height="1.5cm" svg:x="15cm" svg:y="15.75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.5cm" svg:x="15cm" svg:y="17.75cm">
          <text:p text:style-name="P1">Swapchai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cm" svg:height="1.5cm" svg:x="15cm" svg:y="19.75cm">
          <text:p text:style-name="P1">Window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5cm" svg:y1="15.5cm" svg:x2="13.5cm" svg:y2="20.5cm">
          <text:p/>
        </draw:line>
        <draw:line draw:style-name="gr3" draw:text-style-name="P2" draw:layer="layout" svg:x1="13.5cm" svg:y1="18.75cm" svg:x2="15cm" svg:y2="18.75cm">
          <text:p/>
        </draw:line>
        <draw:line draw:style-name="gr3" draw:text-style-name="P2" draw:layer="layout" svg:x1="13.5cm" svg:y1="20.5cm" svg:x2="15cm" svg:y2="20.5cm">
          <text:p/>
        </draw:line>
        <draw:line draw:style-name="gr3" draw:text-style-name="P2" draw:layer="layout" svg:x1="13.5cm" svg:y1="16.5cm" svg:x2="15cm" svg:y2="16.5cm">
          <text:p/>
        </draw:line>
        <draw:custom-shape draw:style-name="gr9" draw:text-style-name="P1" draw:layer="layout" svg:width="6.75cm" svg:height="3.5cm" svg:x="1.25cm" svg:y="10.75cm">
          <text:p text:style-name="P1">EC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75cm" svg:height="1.75cm" svg:x="3.25cm" svg:y="19.5cm">
          <text:p text:style-name="P1">Mesh render compon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5cm" svg:height="1.5cm" svg:x="4.5cm" svg:y="23.5cm">
          <text:p text:style-name="P1">Mesh Ref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75cm" svg:height="1.5cm" svg:x="4.5cm" svg:y="21.75cm">
          <text:p text:style-name="P1">Transform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75cm" svg:y1="14.25cm" svg:x2="1.75cm" svg:y2="20.5cm">
          <text:p/>
        </draw:line>
        <draw:line draw:style-name="gr3" draw:text-style-name="P2" draw:layer="layout" svg:x1="3.25cm" svg:y1="16cm" svg:x2="1.75cm" svg:y2="16cm">
          <text:p/>
        </draw:line>
        <draw:line draw:style-name="gr3" draw:text-style-name="P2" draw:layer="layout" svg:x1="3.25cm" svg:y1="20.5cm" svg:x2="1.75cm" svg:y2="20.5cm">
          <text:p/>
        </draw:line>
        <draw:custom-shape draw:style-name="gr12" draw:text-style-name="P1" draw:layer="layout" svg:width="3.75cm" svg:height="1.5cm" svg:x="4.5cm" svg:y="25.25cm">
          <text:p text:style-name="P1">Material Re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5cm" svg:y1="21.25cm" svg:x2="3.5cm" svg:y2="26cm">
          <text:p/>
        </draw:line>
        <draw:line draw:style-name="gr3" draw:text-style-name="P2" draw:layer="layout" svg:x1="3.5cm" svg:y1="22.5cm" svg:x2="4.5cm" svg:y2="22.5cm">
          <text:p/>
        </draw:line>
        <draw:line draw:style-name="gr3" draw:text-style-name="P2" draw:layer="layout" svg:x1="3.5cm" svg:y1="24.25cm" svg:x2="4.5cm" svg:y2="24.25cm">
          <text:p/>
        </draw:line>
        <draw:line draw:style-name="gr3" draw:text-style-name="P2" draw:layer="layout" svg:x1="3.5cm" svg:y1="26cm" svg:x2="4.5cm" svg:y2="26cm">
          <text:p/>
        </draw:line>
        <draw:line draw:style-name="gr3" draw:text-style-name="P2" draw:layer="layout" svg:x1="13.75cm" svg:y1="3.75cm" svg:x2="13.75cm" svg:y2="4.5cm">
          <text:p/>
        </draw:line>
        <draw:line draw:style-name="gr3" draw:text-style-name="P2" draw:layer="layout" svg:x1="16.75cm" svg:y1="3.75cm" svg:x2="16.75cm" svg:y2="4.5cm">
          <text:p/>
        </draw:line>
        <draw:line draw:style-name="gr3" draw:text-style-name="P2" draw:layer="layout" svg:x1="12.25cm" svg:y1="5.25cm" svg:x2="11.75cm" svg:y2="24.25cm">
          <text:p/>
        </draw:line>
        <draw:line draw:style-name="gr3" draw:text-style-name="P2" draw:layer="layout" svg:x1="7.25cm" svg:y1="24.25cm" svg:x2="11.75cm" svg:y2="24.25cm">
          <text:p/>
        </draw:line>
        <draw:line draw:style-name="gr3" draw:text-style-name="P2" draw:layer="layout" svg:x1="7.5cm" svg:y1="5.5cm" svg:x2="10.75cm" svg:y2="5.5cm">
          <text:p/>
        </draw:line>
        <draw:line draw:style-name="gr3" draw:text-style-name="P2" draw:layer="layout" svg:x1="10.75cm" svg:y1="5.5cm" svg:x2="11cm" svg:y2="26cm">
          <text:p/>
        </draw:line>
        <draw:line draw:style-name="gr3" draw:text-style-name="P2" draw:layer="layout" svg:x1="8.25cm" svg:y1="26cm" svg:x2="11cm" svg:y2="26cm">
          <text:p/>
        </draw:line>
        <draw:custom-shape draw:style-name="gr13" draw:text-style-name="P1" draw:layer="layout" svg:width="3.088cm" svg:height="0.784cm" svg:x="3.25cm" svg:y="15.5cm">
          <text:p text:style-name="P1">Mesh render componen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87cm" svg:height="0.673cm" svg:x="4.063cm" svg:y="17.293cm">
          <text:p text:style-name="P1">Mesh Ref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37cm" svg:height="0.672cm" svg:x="4.063cm" svg:y="16.509cm">
          <text:p text:style-name="P1">Transform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437cm" svg:height="0.672cm" svg:x="4.063cm" svg:y="18.078cm">
          <text:p text:style-name="P1">Material Re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413cm" svg:y1="16.284cm" svg:x2="3.413cm" svg:y2="18.413cm">
          <text:p/>
        </draw:line>
        <draw:line draw:style-name="gr3" draw:text-style-name="P2" draw:layer="layout" svg:x1="3.413cm" svg:y1="16.845cm" svg:x2="4.063cm" svg:y2="16.845cm">
          <text:p/>
        </draw:line>
        <draw:line draw:style-name="gr3" draw:text-style-name="P2" draw:layer="layout" svg:x1="3.413cm" svg:y1="17.629cm" svg:x2="4.063cm" svg:y2="17.629cm">
          <text:p/>
        </draw:line>
        <draw:line draw:style-name="gr3" draw:text-style-name="P2" draw:layer="layout" svg:x1="3.413cm" svg:y1="18.414cm" svg:x2="4.063cm" svg:y2="18.414cm">
          <text:p/>
        </draw:line>
        <draw:line draw:style-name="gr3" draw:text-style-name="P2" draw:layer="layout" svg:x1="8cm" svg:y1="20.25cm" svg:x2="9.25cm" svg:y2="20.25cm">
          <text:p/>
        </draw:line>
        <draw:line draw:style-name="gr3" draw:text-style-name="P2" draw:layer="layout" svg:x1="9cm" svg:y1="9.5cm" svg:x2="9.25cm" svg:y2="20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0T09:15:36.126748742</meta:creation-date>
    <dc:date>2022-06-20T09:28:00.012489444</dc:date>
    <meta:editing-duration>PT1M9S</meta:editing-duration>
    <meta:editing-cycles>1</meta:editing-cycles>
    <meta:document-statistic meta:object-count="54"/>
    <meta:generator>LibreOffice/7.3.4.2$Linux_X86_64 LibreOffice_project/30$Build-2</meta:generator>
  </office:meta>
</office:document-meta>
</file>